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1" office:value-type="string" calcext:value-type="string">
            <text:p>Task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Effort</text:p>
          </table:table-cell>
          <table:table-cell table:style-name="ce15" office:value-type="string" calcext:value-type="string">
            <text:p>Where</text:p>
          </table:table-cell>
          <table:table-cell table:style-name="ce15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Rmd to export analyses with shinyMeta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to compute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ot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Code + 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interface for one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compute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plot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eck von Mises use (biblio)</text:p>
          </table:table-cell>
          <table:table-cell table:style-name="ce10" office:value-type="string" calcext:value-type="string">
            <text:p>Code + biblio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Code + 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s summary: better way to show co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pecies summary: create function (species, seen on x cameras, RAI, n pics)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reate vignettes to demonstrate package functioning and see how user-friendly functions ar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dd radiobutton to choose between count and npic in interface for plot bar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dates filtering in filter data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ook into activity package and change code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One species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von Mises vignett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One species</text:p>
          </table:table-cell>
          <table:table-cell table:style-name="ce14"/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RAI on presence map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chart instead of map option for diversity and presence map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 + 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data functions → add date filtering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amera activity plot: add tick for setup/retrieval box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Plot species bars : add code to take into account non-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 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lat besides lon and retrieval besides setup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dd checkbox to choose to display camera names on map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amera activity plot: add option for setup/retrieval box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option to filter out cameras filtered when removing the specie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elect data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amera activity: add option for axis ticks width and date formatting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Code + 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arrange date time (date or date timeside by side)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info (?) next to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High?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odify clean_data to remove camera columns after spli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 activity: add option for custom color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odify plot_species_bars to allow to plot non-animals too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etter theme (colors, fonts)</text:p>
          </table:table-cell>
          <table:table-cell table:style-name="ce17" office:value-type="string" calcext:value-type="string">
            <text:p>Interface</text:p>
          </table:table-cell>
          <table:table-cell table:number-columns-repeated="2"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Allow to specify specific timezone (now its UTC by default)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dle NA species (in case observation type is not animal) in get diversity table: for now only species is used and not obs typ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lonlat optional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7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09:42:19.121762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7-18T11:18:24.545127818</dc:date>
    <meta:editing-duration>P2DT2H18M44S</meta:editing-duration>
    <meta:editing-cycles>40</meta:editing-cycles>
    <meta:generator>LibreOffice/7.5.4.2$Linux_X86_64 LibreOffice_project/50$Build-2</meta:generator>
    <dc:creator>Lisa Nicvert</dc:creator>
    <meta:document-statistic meta:table-count="1" meta:cell-count="404" meta:object-count="0"/>
  </office:meta>
</office:document-meta>
</file>